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padding="0.049cm" fo:border="0.06pt solid #d9d9e3"/>
    </style:style>
    <style:style style:name="P2" style:family="paragraph" style:parent-style-name="Text_20_body">
      <style:paragraph-properties fo:padding="0.049cm" fo:border="0.06pt solid #d9d9e3"/>
    </style:style>
    <style:style style:name="P3" style:family="paragraph" style:parent-style-name="Text_20_body" style:list-style-name="L1">
      <style:paragraph-properties fo:padding="0.049cm" fo:border="0.06pt solid #d9d9e3"/>
    </style:style>
    <style:style style:name="P4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5" style:family="paragraph" style:parent-style-name="Text_20_body" style:list-style-name="L2">
      <style:paragraph-properties fo:padding="0.049cm" fo:border="0.06pt solid #d9d9e3"/>
    </style:style>
    <style:style style:name="P6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7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8" style:family="paragraph" style:parent-style-name="Text_20_body" style:list-style-name="L3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02af74"/>
    </style:style>
    <style:style style:name="T3" style:family="text">
      <style:text-properties officeooo:rsid="0002af74" loext:padding="0.049cm" loext:border="0.06pt solid #d9d9e3"/>
    </style:style>
    <style:style style:name="T4" style:family="text">
      <style:text-properties fo:font-weight="bold" officeooo:rsid="0002af74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roject Plan:</text:h>
      <text:list xml:id="list3343236370" text:style-name="L1">
        <text:list-item>
          <text:p text:style-name="P3"><text:span text:style-name="Strong_20_Emphasis"><text:span text:style-name="T1">Autostart on System Boot:</text:span></text:span></text:p>
          <text:list>
            <text:list-item>
              <text:p text:style-name="P4">Ensure the script runs automatically on system startup.</text:p>
            </text:list-item>
            <text:list-item>
              <text:p text:style-name="P4">For Linux (Ubuntu), you can use <text:span text:style-name="Source_20_Text"><text:span text:style-name="T1">cron</text:span></text:span> or add a <text:span text:style-name="Source_20_Text"><text:span text:style-name="T1">.desktop</text:span></text:span> file to the autostart folder.</text:p>
            </text:list-item>
          </text:list>
        </text:list-item>
        <text:list-item>
          <text:p text:style-name="P3"><text:span text:style-name="Strong_20_Emphasis"><text:span text:style-name="T1">Audio Cues:</text:span></text:span><text:span text:style-name="Strong_20_Emphasis"><text:span text:style-name="T3">(</text:span></text:span></text:p>
          <text:list>
            <text:list-item>
              <text:p text:style-name="P4">Play sounds at different events:</text:p>
              <text:list>
                <text:list-item>
                  <text:p text:style-name="P4">At the start of the 20-second interval.</text:p>
                </text:list-item>
                <text:list-item>
                  <text:p text:style-name="P4">At the end of the 20-second interval.</text:p>
                </text:list-item>
                <text:list-item>
                  <text:p text:style-name="P4">When eyes are detected (resetting the interval).<text:span text:style-name="T4">(not -done)</text:span>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Visual Interruption:</text:span></text:span></text:p>
          <text:list>
            <text:list-item>
              <text:p text:style-name="P4">Implement a visual interruption during the 20-second interval:</text:p>
              <text:list>
                <text:list-item>
                  <text:p text:style-name="P4">Instead of opening a browser, display a black background with the camera POV and left/right eye windows.<text:span text:style-name="T4">(not -done)</text:span>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Pause System Work:</text:span></text:span></text:p>
          <text:list>
            <text:list-item>
              <text:p text:style-name="P4">Pause whatever work is happening on the system during the 20-second interval.</text:p>
            </text:list-item>
          </text:list>
        </text:list-item>
        <text:list-item>
          <text:p text:style-name="P3"><text:span text:style-name="Strong_20_Emphasis"><text:span text:style-name="T1">Password Protection:</text:span></text:span><text:span text:style-name="Strong_20_Emphasis"><text:span text:style-name="T3">(done)</text:span></text:span></text:p>
          <text:list>
            <text:list-item>
              <text:p text:style-name="P4">Create another Python script for password protection:</text:p>
              <text:list>
                <text:list-item>
                  <text:p text:style-name="P4">Unlock the program and stop it when needed.</text:p>
                </text:list-item>
                <text:list-item>
                  <text:p text:style-name="P4">Re-initiate the program after work is done.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Face Detection for Unlock:</text:span></text:span></text:p>
          <text:list>
            <text:list-item>
              <text:p text:style-name="P4">Explore using the program for unlocking the system through camera and face detection.</text:p>
            </text:list-item>
          </text:list>
        </text:list-item>
        <text:list-item>
          <text:p text:style-name="P3"><text:span text:style-name="Strong_20_Emphasis"><text:span text:style-name="T1">Script Organization:</text:span></text:span></text:p>
          <text:list>
            <text:list-item>
              <text:p text:style-name="P3">Organize the code into multiple scripts for better readability and maintenance.</text:p>
            </text:list-item>
          </text:list>
        </text:list-item>
      </text:list>
      <text:h text:style-name="P1" text:outline-level="3">Number of Python Script Files:</text:h>
      <text:p text:style-name="P2">Based on the plan, you might need the following script files:</text:p>
      <text:list xml:id="list1097399959" text:style-name="L2">
        <text:list-item>
          <text:p text:style-name="P5"><text:span text:style-name="Strong_20_Emphasis"><text:span text:style-name="T1">Main Script (</text:span></text:span><text:span text:style-name="Strong_20_Emphasis"><text:span text:style-name="Source_20_Text"><text:span text:style-name="T1">main_script.py</text:span></text:span></text:span><text:span text:style-name="Strong_20_Emphasis"><text:span text:style-name="T1">):</text:span></text:span><text:span text:style-name="Strong_20_Emphasis"><text:span text:style-name="T3">(done)</text:span></text:span></text:p>
          <text:list>
            <text:list-item>
              <text:p text:style-name="P6">Controls the overall flow and execution.</text:p>
            </text:list-item>
          </text:list>
        </text:list-item>
        <text:list-item>
          <text:p text:style-name="P5"><text:span text:style-name="Strong_20_Emphasis"><text:span text:style-name="T1">Eye Tracking Script (</text:span></text:span><text:span text:style-name="Strong_20_Emphasis"><text:span text:style-name="Source_20_Text"><text:span text:style-name="T1">eye_tracking.py</text:span></text:span></text:span><text:span text:style-name="Strong_20_Emphasis"><text:span text:style-name="T1">):</text:span></text:span><text:span text:style-name="Strong_20_Emphasis"><text:span text:style-name="T3">(done)</text:span></text:span></text:p>
          <text:list>
            <text:list-item>
              <text:p text:style-name="P6">Detects eyes, displays camera POV, and handles interruptions.</text:p>
            </text:list-item>
          </text:list>
        </text:list-item>
        <text:list-item>
          <text:p text:style-name="P5"><text:span text:style-name="Strong_20_Emphasis"><text:span text:style-name="T1">Password Protection Script (</text:span></text:span><text:span text:style-name="Strong_20_Emphasis"><text:span text:style-name="Source_20_Text"><text:span text:style-name="T1">password_script.py</text:span></text:span></text:span><text:span text:style-name="Strong_20_Emphasis"><text:span text:style-name="T1">):</text:span></text:span><text:span text:style-name="Strong_20_Emphasis"><text:span text:style-name="T3">(done)</text:span></text:span></text:p>
          <text:list>
            <text:list-item>
              <text:p text:style-name="P6"><text:soft-page-break/>Manages the password-based unlocking and stopping of the program.</text:p>
            </text:list-item>
          </text:list>
        </text:list-item>
        <text:list-item>
          <text:p text:style-name="P5"><text:span text:style-name="Strong_20_Emphasis"><text:span text:style-name="T1">Reminder Script (reminder.py):</text:span></text:span><text:span text:style-name="Strong_20_Emphasis"><text:span text:style-name="T3">(done)</text:span></text:span></text:p>
        </text:list-item>
        <text:list-item text:style-override="L3">
          <text:p text:style-name="P7">Executes at the start and end of the 20-second interval.</text:p>
        </text:list-item>
        <text:list-item text:style-override="L3">
          <text:p text:style-name="P8">Handles reminders and sound cues.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7:48:51.344970120</meta:creation-date>
    <dc:date>2024-01-14T13:45:45.048499807</dc:date>
    <meta:editing-duration>PT24M3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254" meta:character-count="1580" meta:non-whitespace-character-count="1388"/>
  </office:meta>
</office:document-meta>
</file>